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L1">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8061813339772807819" text:style-name="L1">
        <text:list-item>
          <text:p text:style-name="P2">Supplies are running low... we've had to ration things, water isn't an issue but food is.</text:p>
        </text:list-item>
        <text:list-item>
          <text:p text:style-name="P2">It been decided to try to tunnel our way out. I don't think that we'll be able to do it. Too little food</text:p>
        </text:list-item>
        <text:list-item>
          <text:p text:style-name="P2">To take my mind off the hunger I've been investigating why the fiends were heading to the Seal room. The books tell me that the room was designed to allow the roots of the Blessed tree to grow around Mielikki's Heart and down into the seal so that the tree could draw on a "cleaner" source of power greatly enhancing it bless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27T08:08:35.46</meta:creation-date>
    <dc:date>2018-11-27T08:09:56.59</dc:date>
    <meta:editing-duration>PT54S</meta:editing-duration>
    <meta:editing-cycles>1</meta:editing-cycles>
    <meta:generator>OpenOffice/4.1.3$Win32 OpenOffice.org_project/413m1$Build-9783</meta:generator>
    <meta:document-statistic meta:table-count="0" meta:image-count="0" meta:object-count="0" meta:page-count="1" meta:paragraph-count="3" meta:word-count="104" meta:character-count="524"/>
  </office:meta>
</office:document-meta>
</file>